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fo:font-size="14pt" style:font-size-asian="14pt" style:font-size-complex="14pt"/>
    </style:style>
    <style:style style:name="P6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officeooo:rsid="001c917c" officeooo:paragraph-rsid="001c917c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officeooo:rsid="001c917c" officeooo:paragraph-rsid="001c917c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fo:font-size="14pt" fo:font-weight="bold" officeooo:rsid="001fdf25" officeooo:paragraph-rsid="001fdf2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c917c" officeooo:paragraph-rsid="001c917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d4a74" officeooo:paragraph-rsid="001d4a7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3396c" officeooo:paragraph-rsid="0023396c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officeooo:rsid="0023396c" officeooo:paragraph-rsid="0023396c" style:font-size-asian="14pt" style:font-style-asian="normal" style:font-size-complex="14pt" style:font-style-complex="normal"/>
    </style:style>
    <style:style style:name="P2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1" fo:font-size="14pt" officeooo:rsid="001fdf25" officeooo:paragraph-rsid="001c917c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color="#000000" fo:font-size="14pt" fo:font-style="normal" officeooo:rsid="0024417a" officeooo:paragraph-rsid="0024417a" style:font-size-asian="14pt" style:font-style-asian="normal" style:font-size-complex="14pt" style:font-style-complex="normal"/>
    </style:style>
    <style:style style:name="P23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1" fo:font-size="14pt" fo:letter-spacing="normal" fo:font-style="normal" fo:font-weight="normal" style:font-size-asian="14pt" style:font-size-complex="14pt"/>
    </style:style>
    <style:style style:name="P24" style:family="paragraph" style:parent-style-name="Standard">
      <loext:graphic-properties draw:fill="none"/>
      <style:paragraph-properties fo:margin-left="-0.4cm" fo:margin-right="0cm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FreeMono" fo:font-size="7pt" fo:font-weight="normal" officeooo:rsid="001fdf25" officeooo:paragraph-rsid="001fdf25" style:font-size-asian="7pt" style:font-weight-asian="normal" style:font-size-complex="7pt" style:font-weight-complex="normal"/>
    </style:style>
    <style:style style:name="P25" style:family="paragraph" style:parent-style-name="Text_20_body">
      <style:paragraph-properties fo:line-height="150%" fo:text-align="start" style:justify-single-word="false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7" style:family="paragraph" style:parent-style-name="Standard" style:list-style-name="L2" style:master-page-name="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fo:font-size="14pt" fo:font-style="normal" officeooo:rsid="0024417a" officeooo:paragraph-rsid="0024417a" style:font-size-asian="14pt" style:font-style-asian="normal" style:font-size-complex="14pt" style:font-style-complex="normal"/>
    </style:style>
    <style:style style:name="P28" style:family="paragraph" style:parent-style-name="Standard" style:list-style-name="L2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color="#000000" fo:font-size="14pt" fo:font-style="normal" officeooo:rsid="0024417a" officeooo:paragraph-rsid="0024417a" style:font-size-asian="14pt" style:font-style-asian="normal" style:font-size-complex="14pt" style:font-style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color="#000000" fo:font-size="14pt" fo:font-style="normal" officeooo:rsid="0024417a" officeooo:paragraph-rsid="0024417a" style:font-size-asian="14pt" style:font-style-asian="normal" style:font-size-complex="14pt" style:font-style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color="#000000" fo:font-size="14pt" fo:font-style="normal" officeooo:rsid="0025403c" officeooo:paragraph-rsid="0025403c" style:font-size-asian="14pt" style:font-style-asian="normal" style:font-size-complex="14pt" style:font-style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color="#000000" fo:font-size="14pt" fo:font-style="normal" style:text-underline-style="none" fo:font-weight="normal" officeooo:rsid="0027e7b7" officeooo:paragraph-rsid="0027e7b7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color="#000000" fo:font-size="14pt" fo:font-style="italic" officeooo:rsid="0025403c" officeooo:paragraph-rsid="0025403c" style:font-size-asian="14pt" style:font-style-asian="italic" style:font-size-complex="14pt" style:font-style-complex="italic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color="#000000" fo:font-size="14pt" fo:font-style="italic" style:text-underline-style="solid" style:text-underline-width="auto" style:text-underline-color="font-color" fo:font-weight="normal" officeooo:rsid="0025403c" officeooo:paragraph-rsid="0025403c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color="#000000" fo:font-size="14pt" fo:font-style="italic" style:text-underline-style="solid" style:text-underline-width="auto" style:text-underline-color="font-color" fo:font-weight="normal" officeooo:rsid="0027e7b7" officeooo:paragraph-rsid="0027e7b7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-0.4cm" fo:margin-right="0cm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FreeMono" fo:font-size="7pt" fo:font-weight="normal" officeooo:rsid="001fdf25" officeooo:paragraph-rsid="001fdf25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-0.4cm" fo:margin-right="0cm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FreeMono" fo:font-size="7pt" fo:font-weight="normal" officeooo:rsid="001fdf25" officeooo:paragraph-rsid="001fdf25" style:font-size-asian="7pt" style:font-weight-asian="normal" style:font-size-complex="7pt" style:font-weight-complex="normal"/>
    </style:style>
    <style:style style:name="P37" style:family="paragraph" style:parent-style-name="Text_20_body">
      <style:paragraph-properties fo:line-height="150%" fo:text-align="start" style:justify-single-word="false"/>
      <style:text-properties fo:color="#000000" style:font-name="Times New Roman1" fo:font-size="8pt" fo:font-weight="normal" officeooo:rsid="0027e7b7" officeooo:paragraph-rsid="0027e7b7" style:font-size-asian="14pt" style:font-weight-asian="normal" style:font-size-complex="14pt" style:font-weight-complex="normal"/>
    </style:style>
    <style:style style:name="P38" style:family="paragraph" style:parent-style-name="Text_20_body" style:list-style-name="L1" style:master-page-name="">
      <loext:graphic-properties draw:fill="none"/>
      <style:paragraph-properties fo:margin-left="1cm" fo:margin-right="0cm" fo:margin-top="0cm" fo:margin-bottom="0cm" loext:contextual-spacing="false" fo:line-height="100%" fo:text-align="start" style:justify-single-word="false" fo:orphans="2" fo:widows="2" fo:text-indent="-0.6cm" style:auto-text-indent="false" style:page-number="auto" fo:background-color="transparent" fo:padding="0cm" fo:border="none" style:writing-mode="lr-tb"/>
      <style:text-properties fo:font-variant="normal" fo:text-transform="none" fo:color="#222222" style:font-name="Times New Roman1" fo:font-size="14pt" fo:letter-spacing="normal" fo:font-style="normal" fo:font-weight="normal" style:font-size-asian="14pt" style:font-size-complex="14pt"/>
    </style:style>
    <style:style style:name="P39" style:family="paragraph" style:parent-style-name="Text_20_body" style:list-style-name="L1">
      <loext:graphic-properties draw:fill="none"/>
      <style:paragraph-properties fo:margin-left="1cm" fo:margin-right="0cm" fo:margin-top="0cm" fo:margin-bottom="0cm" loext:contextual-spacing="false" fo:line-height="100%" fo:text-align="start" style:justify-single-word="false" fo:orphans="2" fo:widows="2" fo:text-indent="-0.6cm" style:auto-text-indent="false" fo:background-color="transparent" fo:padding="0cm" fo:border="none" style:writing-mode="lr-tb"/>
      <style:text-properties fo:font-variant="normal" fo:text-transform="none" fo:color="#222222" style:font-name="Times New Roman1" fo:font-size="14pt" fo:letter-spacing="normal" fo:font-style="normal" fo:font-weight="normal" style:font-size-asian="14pt" style:font-size-complex="14pt"/>
    </style:style>
    <style:style style:name="P40" style:family="paragraph" style:parent-style-name="Text_20_body" style:list-style-name="L1">
      <loext:graphic-properties draw:fill="none"/>
      <style:paragraph-properties fo:margin-left="1cm" fo:margin-right="0cm" fo:margin-top="0cm" fo:margin-bottom="0.499cm" loext:contextual-spacing="false" fo:line-height="100%" fo:text-align="start" style:justify-single-word="false" fo:orphans="2" fo:widows="2" fo:text-indent="-0.6cm" style:auto-text-indent="false" fo:background-color="transparent" fo:padding="0cm" fo:border="none" style:writing-mode="lr-tb"/>
      <style:text-properties fo:font-variant="normal" fo:text-transform="none" fo:color="#222222" style:font-name="Times New Roman1" fo:font-size="14pt" fo:letter-spacing="normal" fo:font-style="normal" fo:font-weight="normal" style:font-size-asian="14pt" style:font-size-complex="14pt"/>
    </style:style>
    <style:style style:name="P41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style:font-name="Times New Roman1" fo:font-size="14pt" style:font-size-asian="14pt" style:font-size-complex="14pt"/>
    </style:style>
    <style:style style:name="P42" style:family="paragraph" style:parent-style-name="Footer">
      <style:text-properties fo:font-size="8pt" officeooo:rsid="0027e7b7" officeooo:paragraph-rsid="0027e7b7" style:font-size-asian="12pt" style:font-size-complex="12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917c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c917c" style:font-size-asian="14pt" style:font-weight-asian="bold" style:font-size-complex="14pt"/>
    </style:style>
    <style:style style:name="T6" style:family="text">
      <style:text-properties fo:font-size="14pt" fo:font-weight="bold" officeooo:rsid="0023396c" style:font-size-asian="14pt" style:font-weight-asian="bold" style:font-size-complex="14pt"/>
    </style:style>
    <style:style style:name="T7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fo:font-size="14pt" style:font-size-asian="14pt" style:font-size-complex="14pt"/>
    </style:style>
    <style:style style:name="T9" style:family="text">
      <style:text-properties fo:font-variant="normal" fo:text-transform="none" fo:color="#000000" fo:font-size="14pt" officeooo:rsid="0023396c" style:font-size-asian="14pt" style:font-size-complex="14pt"/>
    </style:style>
    <style:style style:name="T10" style:family="text">
      <style:text-properties fo:font-variant="normal" fo:text-transform="none" fo:color="#222222" fo:letter-spacing="normal" fo:font-style="normal" fo:font-weight="normal"/>
    </style:style>
    <style:style style:name="T11" style:family="text">
      <style:text-properties fo:font-variant="normal" fo:text-transform="none" fo:color="#222222" fo:letter-spacing="normal" fo:font-style="normal" fo:font-weight="bold"/>
    </style:style>
    <style:style style:name="T12" style:family="text">
      <style:text-properties fo:font-variant="normal" fo:text-transform="none" fo:color="#222222" style:font-name="Times New Roman1" fo:font-size="14pt" fo:letter-spacing="normal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variant="normal" fo:text-transform="none" fo:color="#222222" style:font-name="Times New Roman1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weight="bold"/>
    </style:style>
    <style:style style:name="T17" style:family="text">
      <style:text-properties fo:font-weight="bold" officeooo:rsid="0023396c"/>
    </style:style>
    <style:style style:name="T18" style:family="text">
      <style:text-properties fo:font-weight="bold" officeooo:rsid="0025403c" style:font-weight-asian="bold" style:font-weight-complex="bold"/>
    </style:style>
    <style:style style:name="T19" style:family="text">
      <style:text-properties fo:font-weight="bold" officeooo:rsid="00284098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26423d" style:font-style-asian="normal" style:font-style-complex="normal"/>
    </style:style>
    <style:style style:name="T24" style:family="text">
      <style:text-properties fo:font-style="normal" style:text-underline-style="none" officeooo:rsid="0027e7b7" style:font-style-asian="normal" style:font-style-complex="normal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26423d"/>
    </style:style>
    <style:style style:name="T27" style:family="text">
      <style:text-properties style:text-underline-style="none" officeooo:rsid="0027e7b7"/>
    </style:style>
    <style:style style:name="T28" style:family="text">
      <style:text-properties officeooo:rsid="0026423d"/>
    </style:style>
    <style:style style:name="T29" style:family="text">
      <style:text-properties style:text-underline-style="solid" style:text-underline-type="double" style:text-underline-width="auto" style:text-underline-color="font-color"/>
    </style:style>
    <style:style style:name="T30" style:family="text">
      <style:text-properties officeooo:rsid="002840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11"><text:span text:style-name="T4">Кафедра </text:span><text:span text:style-name="T5">МО ЭВМ</text:span></text:p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20"><text:span text:style-name="Название_20_книги"><text:span text:style-name="T1">отчет</text:span></text:span></text:p>
      <text:p text:style-name="P11"><text:span text:style-name="T4">по лабораторной работе №</text:span><text:span text:style-name="T6">4</text:span></text:p>
      <text:p text:style-name="P11"><text:span text:style-name="T4">по дисциплине «</text:span><text:span text:style-name="T5">Программирование</text:span><text:span text:style-name="T4">»</text:span></text:p>
      <text:p text:style-name="P3"><text:span text:style-name="Название_20_книги"><text:span text:style-name="T8">Тема: </text:span></text:span><text:span text:style-name="Название_20_книги"><text:span text:style-name="T9">Динамические структуры данных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2">Студент гр. </text:span><text:span text:style-name="T3">8303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Гришин К. И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7">Чайка К. В.</text:p>
          </table:table-cell>
        </table:table-row>
      </table:table>
      <text:p text:style-name="P9"/>
      <text:p text:style-name="P9"/>
      <text:p text:style-name="P9">Санкт-Петербург</text:p>
      <text:p text:style-name="P8">2019</text:p>
      <text:p text:style-name="P14">Цель работы</text:p>
      <text:p text:style-name="P18">Ознакомиться с динамическими структурами данных, смоделировать работу такой структуры как стек.</text:p>
      <text:p text:style-name="P17"/>
      <text:p text:style-name="P15">Задание</text:p>
      <text:h text:style-name="P25" text:outline-level="3"><text:span text:style-name="T7"><text:tab/></text:span><text:span text:style-name="T12">Требуется написать программу, моделирующую работу стека, реализовав перечисленные ниже методы. Программе на вход подается последовательность команд с новой строки (не более 100 команд), в зависимости от которых программа выполняет ту или иную операцию и выводит результат ее выполнения с новой строки.</text:span><text:span text:style-name="T13"><text:line-break/><text:line-break/></text:span><text:span text:style-name="T12">Перечень команд:</text:span></text:h>
      <text:list xml:id="list1174878539" text:style-name="L1">
        <text:list-item>
          <text:h text:style-name="P38" text:outline-level="3"><text:span text:style-name="T16">push n — </text:span>добавляет целое число n в стек. Программа должна вывести <text:span text:style-name="T16">"ok"</text:span></text:h>
        </text:list-item>
        <text:list-item>
          <text:h text:style-name="P39" text:outline-level="3"><text:span text:style-name="T17">p</text:span><text:span text:style-name="T16">op —</text:span> удаляет из стека последний элемент и выводит его значение на экран</text:h>
        </text:list-item>
        <text:list-item>
          <text:h text:style-name="P39" text:outline-level="3"><text:span text:style-name="T17">t</text:span><text:span text:style-name="T16">op — </text:span>программа должна вывести верхний элемент стека на экран не удаляя его из стека</text:h>
        </text:list-item>
        <text:list-item>
          <text:h text:style-name="P39" text:outline-level="3"><text:span text:style-name="T16">size — </text:span>программа должна вывести количество элементов в стеке</text:h>
        </text:list-item>
        <text:list-item>
          <text:h text:style-name="P40" text:outline-level="3"><text:span text:style-name="T16">exit — </text:span>программа должна вывести "<text:span text:style-name="T16">bye</text:span>" и завершить работу</text:h>
        </text:list-item>
      </text:list>
      <text:h text:style-name="P23" text:outline-level="3">Если в процессе вычисления возникает ошибка (например вызов метода <text:span text:style-name="T16">pop </text:span>при пустом стеке), программа должна вывести "<text:span text:style-name="T16">error</text:span>" и завершиться.</text:h>
      <text:h text:style-name="P41" text:outline-level="3"><text:span text:style-name="T10">Стек требуется реализовать самостоятельно на базе </text:span><text:span text:style-name="T11">массива</text:span><text:span text:style-name="T10">.</text:span></text:h>
      <text:h text:style-name="P37" text:outline-level="3">* <text:span text:style-name="T30">Код располагается в </text:span><text:span text:style-name="T19">приложении А</text:span><text:span text:style-name="T30"> к лабораторной работе.</text:span></text:h>
      <text:p text:style-name="P21"/>
      <text:p text:style-name="P16">Ход выполнения работы</text:p>
      <text:p text:style-name="P19">Стек определяется как новый тип данных, а именно он представляет из себя структуру, которая содержит массив целых чисел (способный динамически расширяться), на базе которого выполнен стек, и целое число — количество элементов в стеке. </text:p>
      <text:p text:style-name="P19">Далее описываются основные функции стека: <text:span text:style-name="T14">«push»</text:span>, <text:span text:style-name="T14">«pop»</text:span>, <text:span text:style-name="T14">«top»</text:span>, <text:span text:style-name="T14">«size»</text:span>, а также дополнительные функции для корректной работы программы: <text:span text:style-name="T14">«init»</text:span>, <text:span text:style-name="T14">«freestack»</text:span>, <text:span text:style-name="T14">«roundstack»</text:span>, <text:span text:style-name="T14">«funcNum»</text:span>.</text:p>
      <text:p text:style-name="P19"/>
      <text:p text:style-name="P19"><text:soft-page-break/>Тело программы построено следующим образом:</text:p>
      <text:list xml:id="list236497524" text:style-name="L2">
        <text:list-item>
          <text:p text:style-name="P27">Инициализируется пустой список с помощью функции <text:span text:style-name="T14">«init»</text:span></text:p>
        </text:list-item>
        <text:list-item>
          <text:p text:style-name="P28">Запускается интерфейс работы со стеком с помощью функции <text:span text:style-name="T14">«roundstack»</text:span></text:p>
        </text:list-item>
        <text:list-item>
          <text:p text:style-name="P28">После выхода из рабочего интерфейса очищается возможно занимаемая память с помощью функции <text:span text:style-name="T14">«freestack»</text:span></text:p>
        </text:list-item>
        <text:list-item>
          <text:p text:style-name="P28">В зависимости кода завершения функции <text:span text:style-name="T14">«roundstack»</text:span> выводится определенное сообщение завершения программы</text:p>
        </text:list-item>
      </text:list>
      <text:p text:style-name="P22"/>
      <text:p text:style-name="P22"><text:tab/><text:span text:style-name="T18">Описание функций</text:span></text:p>
      <text:p text:style-name="P32"><text:span text:style-name="T20">«roundstack»</text:span><text:span text:style-name="T21">:</text:span></text:p>
      <text:p text:style-name="P30"><text:tab/>Функция представляет из себя цикл, который выполняется до тех пор, пока не будет введено терминальное слово <text:span text:style-name="T14">«exit». </text:span>С помощью оператора <text:span text:style-name="T14">«switch» </text:span>происходит проверка введенной команды (при вводе неверной команды, программа завершается с ошибкой). Для каждой введенной команды вызывается одноименная функция. Также <text:span text:style-name="T14">«roundstack» </text:span>осуществляет проверку на наличие ошибок после выполнения команды пользователя и при их наличии программа также завершается, выводя при этом сообщение об ошибке.</text:p>
      <text:p text:style-name="P30"/>
      <text:p text:style-name="P33">«push»<text:span text:style-name="T22">:</text:span></text:p>
      <text:p text:style-name="P33"><text:span text:style-name="T22"><text:tab/>Функция создает или расширяет, </text:span><text:span text:style-name="T23">в зависимости от значения поля <text:s/></text:span><text:span text:style-name="T26">stack.count</text:span><text:span text:style-name="T23">,</text:span><text:span text:style-name="T22"> динамический массив, который находится в распоряжении структуры </text:span><text:span text:style-name="T25">«</text:span><text:span text:style-name="T26">StackArray</text:span><text:span text:style-name="T25">»</text:span><text:span text:style-name="T22">. </text:span><text:span text:style-name="T23">Затем в добавленную ячейку массива записывается значение переданное в функцию </text:span><text:span text:style-name="T26">«push»</text:span><text:span text:style-name="T23">, а значение поля </text:span><text:span text:style-name="T26">count </text:span><text:span text:style-name="T23">инкрементируется.</text:span></text:p>
      <text:p text:style-name="P33"><text:span text:style-name="T23"/></text:p>
      <text:p text:style-name="P33"><text:span text:style-name="T28">«pop»</text:span><text:span text:style-name="T23">:</text:span></text:p>
      <text:p text:style-name="P33"><text:span text:style-name="T23"><text:tab/></text:span><text:span text:style-name="T24">Функция в зависимости от поля </text:span><text:span text:style-name="T27">stack.count</text:span><text:span text:style-name="T24"> функция либо уменьшает (при невозможности перемещения памяти с использованием функции realloc, функция изменяет поле </text:span><text:span text:style-name="T27">err</text:span><text:span text:style-name="T24">, сообщая тем самым об ошибке), либо освобождает память по адресу, в котором находится массив. Самое значение поля </text:span><text:span text:style-name="T27">count</text:span><text:span text:style-name="T24"> декрементируется.</text:span></text:p>
      <text:p text:style-name="P33"><text:span text:style-name="T24"/></text:p>
      <text:p text:style-name="P34">«top»<text:span text:style-name="T22">:</text:span></text:p>
      <text:p text:style-name="P34"><text:span text:style-name="T22"><text:tab/>Функция возвращает верхний элемент стека с помощью поля </text:span><text:span text:style-name="T25">stack.count</text:span><text:span text:style-name="T22">, в ситуации, когда стек пуст, то есть </text:span><text:span text:style-name="T25">count == 0</text:span><text:span text:style-name="T22">, функция изменяет поле </text:span><text:span text:style-name="T25">err</text:span><text:span text:style-name="T22">, сообщая тем самым об ошибке.</text:span></text:p>
      <text:p text:style-name="P34"><text:span text:style-name="T22"/></text:p>
      <text:p text:style-name="P34">«size»<text:span text:style-name="T22">:</text:span></text:p>
      <text:p text:style-name="P31"><text:tab/>Функция имеет только одну инструкцию, а именно возвращает значение поля <text:span text:style-name="T14">stack.count</text:span>.</text:p>
      <text:p text:style-name="P31"/>
      <text:p text:style-name="P31"><text:span text:style-name="T15">«freestack»</text:span>:</text:p>
      <text:p text:style-name="P31"><text:tab/>В зависимости от поля <text:span text:style-name="T14">stack.count</text:span>, происходит очистка памяти по адресу <text:span text:style-name="T14">count.array</text:span>, а также значение <text:span text:style-name="T14">count</text:span> становится равным нулю.</text:p>
      <text:p text:style-name="P13">ПРИЛОЖЕНИЕ А</text:p>
      <text:p text:style-name="P35">#include &lt;stdio.h&gt;</text:p>
      <text:p text:style-name="P24">#include &lt;stdlib.h&gt;</text:p>
      <text:p text:style-name="P24">#include &lt;string.h&gt;</text:p>
      <text:p text:style-name="P24"/>
      <text:p text:style-name="P24">typedef struct StackArray{</text:p>
      <text:p text:style-name="P24"><text:tab/>int *array;</text:p>
      <text:p text:style-name="P24"><text:tab/>int count;</text:p>
      <text:p text:style-name="P24"><text:tab/>int err;</text:p>
      <text:p text:style-name="P24">}stackArray;</text:p>
      <text:p text:style-name="P24"/>
      <text:p text:style-name="P24">int push(stackArray *stack, int element);</text:p>
      <text:p text:style-name="P24">int pop(stackArray *stack);</text:p>
      <text:p text:style-name="P24">int top(stackArray* stack);</text:p>
      <text:p text:style-name="P24">int size(stackArray* stack);</text:p>
      <text:p text:style-name="P24">stackArray init();</text:p>
      <text:p text:style-name="P24">void freestack(stackArray *stack);</text:p>
      <text:p text:style-name="P24"/>
      <text:p text:style-name="P24">int roundstack(stackArray *stack);</text:p>
      <text:p text:style-name="P24">int funcNum(char *cmd);</text:p>
      <text:p text:style-name="P24"/>
      <text:p text:style-name="P24">int main(){</text:p>
      <text:p text:style-name="P24"><text:tab/>stackArray stack = init();</text:p>
      <text:p text:style-name="P24"><text:tab/>int finish = roundstack(&amp;stack);</text:p>
      <text:p text:style-name="P24"><text:tab/>freestack(&amp;stack);</text:p>
      <text:p text:style-name="P24"><text:tab/>if (finish) { printf("error\n"); return 0; }</text:p>
      <text:p text:style-name="P24"><text:tab/>printf("bye\n");</text:p>
      <text:p text:style-name="P24"><text:tab/>return 0;</text:p>
      <text:p text:style-name="P24">}</text:p>
      <text:p text:style-name="P24"/>
      <text:p text:style-name="P24"/>
      <text:p text:style-name="P24">stackArray init(){</text:p>
      <text:p text:style-name="P24"><text:tab/>stackArray stack = {NULL, 0, 0};</text:p>
      <text:p text:style-name="P24"><text:tab/>return stack;</text:p>
      <text:p text:style-name="P24">}</text:p>
      <text:p text:style-name="P24"/>
      <text:p text:style-name="P24"/>
      <text:p text:style-name="P24">int roundstack(stackArray *stack){</text:p>
      <text:p text:style-name="P24"><text:tab/>int elem; // for Push, Pop 'n' top;</text:p>
      <text:p text:style-name="P24"><text:tab/>int ind = 0; // errors indication</text:p>
      <text:p text:style-name="P24"><text:tab/>char cmd[6];</text:p>
      <text:p text:style-name="P24"><text:tab/>fgets(cmd, 5, stdin);</text:p>
      <text:p text:style-name="P24"><text:tab/>while(strcmp(cmd, "exit")){</text:p>
      <text:p text:style-name="P24"><text:tab/><text:tab/>for (int i = strlen(cmd)-1; cmd[i] == ' ' || cmd[i] == '\n'; i-- ) cmd[i] = 0;</text:p>
      <text:p text:style-name="P24"><text:tab/><text:tab/>int cmdNum = funcNum(cmd);</text:p>
      <text:p text:style-name="P24"><text:tab/><text:tab/>switch (cmdNum){</text:p>
      <text:p text:style-name="P24"><text:tab/><text:tab/><text:tab/>case 1:</text:p>
      <text:p text:style-name="P24"><text:tab/><text:tab/><text:tab/><text:tab/>ind = scanf("%d", &amp;elem);</text:p>
      <text:p text:style-name="P24"><text:tab/><text:tab/><text:tab/><text:tab/>if (ind == 0) { freestack(stack); return 1; }</text:p>
      <text:p text:style-name="P24"><text:tab/><text:tab/><text:tab/><text:tab/>push(stack, elem);</text:p>
      <text:p text:style-name="P24"><text:tab/><text:tab/><text:tab/><text:tab/>if (stack-&gt;err) { freestack(stack); return 1; }</text:p>
      <text:p text:style-name="P24"><text:tab/><text:tab/><text:tab/><text:tab/>printf("ok\n");</text:p>
      <text:p text:style-name="P24"><text:tab/><text:tab/><text:tab/><text:tab/>fgetc(stdin);</text:p>
      <text:p text:style-name="P24"><text:tab/><text:tab/><text:tab/><text:tab/>break;</text:p>
      <text:p text:style-name="P24"><text:tab/><text:tab/><text:tab/>case 2:</text:p>
      <text:p text:style-name="P24"><text:tab/><text:tab/><text:tab/><text:tab/>elem = pop(stack);</text:p>
      <text:p text:style-name="P24"><text:tab/><text:tab/><text:tab/><text:tab/>if (stack-&gt;err) { freestack(stack); return 1; }</text:p>
      <text:p text:style-name="P24"><text:tab/><text:tab/><text:tab/><text:tab/>printf("%d\n", elem);</text:p>
      <text:p text:style-name="P24"><text:tab/><text:tab/><text:tab/><text:tab/>break;</text:p>
      <text:p text:style-name="P24"><text:tab/><text:tab/><text:tab/>case 3:</text:p>
      <text:p text:style-name="P24"><text:tab/><text:tab/><text:tab/><text:tab/>elem = top(stack);</text:p>
      <text:p text:style-name="P24"><text:tab/><text:tab/><text:tab/><text:tab/>if (stack-&gt;err) { freestack(stack); return 1;}</text:p>
      <text:p text:style-name="P24"><text:tab/><text:tab/><text:tab/><text:tab/>printf("%d\n", elem);</text:p>
      <text:p text:style-name="P24"><text:tab/><text:tab/><text:tab/><text:tab/>break;</text:p>
      <text:p text:style-name="P24"><text:tab/><text:tab/><text:tab/>case 4:</text:p>
      <text:p text:style-name="P24"><text:tab/><text:tab/><text:tab/><text:tab/>printf("%d\n", size(stack));</text:p>
      <text:p text:style-name="P24"><text:tab/><text:tab/><text:tab/><text:tab/>fgetc(stdin);</text:p>
      <text:p text:style-name="P24"><text:tab/><text:tab/><text:tab/><text:tab/>break;</text:p>
      <text:p text:style-name="P24"><text:tab/><text:tab/><text:tab/>case 5:</text:p>
      <text:p text:style-name="P24"><text:tab/><text:tab/><text:tab/><text:tab/>break;</text:p>
      <text:p text:style-name="P24"><text:tab/><text:tab/><text:tab/>default:</text:p>
      <text:p text:style-name="P24"><text:tab/><text:tab/><text:tab/><text:tab/>return 1;</text:p>
      <text:p text:style-name="P24"><text:tab/><text:tab/><text:tab/><text:tab/>break;</text:p>
      <text:p text:style-name="P24"><text:tab/><text:tab/>}</text:p>
      <text:p text:style-name="P24"><text:tab/><text:tab/>fgets(cmd, 5, stdin);</text:p>
      <text:p text:style-name="P24"><text:tab/>}</text:p>
      <text:p text:style-name="P24"><text:tab/>return 0;</text:p>
      <text:p text:style-name="P24">}</text:p>
      <text:p text:style-name="P24"/>
      <text:p text:style-name="P24"/>
      <text:p text:style-name="P24">int push(stackArray *stack, int element){</text:p>
      <text:p text:style-name="P24"><text:tab/>if (stack-&gt;count == 0){</text:p>
      <text:p text:style-name="P24"><text:tab/><text:tab/>stack-&gt;array = (int*)malloc(sizeof(int));</text:p>
      <text:p text:style-name="P24"><text:tab/><text:tab/>if (stack-&gt;array == NULL){</text:p>
      <text:p text:style-name="P24"><text:tab/><text:tab/><text:tab/>stack-&gt;err = 1;</text:p>
      <text:p text:style-name="P24"><text:tab/><text:tab/><text:tab/>return 0;</text:p>
      <text:p text:style-name="P24"><text:tab/><text:tab/>}</text:p>
      <text:p text:style-name="P24"><text:tab/>}</text:p>
      <text:p text:style-name="P24"><text:tab/>else{</text:p>
      <text:p text:style-name="P24"><text:tab/><text:tab/>int* buffer = (int*)realloc(stack-&gt;array, (stack-&gt;count+1)*sizeof(int));</text:p>
      <text:p text:style-name="P24"><text:tab/><text:tab/>if (buffer == NULL){</text:p>
      <text:p text:style-name="P24"><text:tab/><text:tab/><text:tab/>stack-&gt;err = 1;</text:p>
      <text:p text:style-name="P24"><text:tab/><text:tab/><text:tab/>return 0;</text:p>
      <text:p text:style-name="P24"><text:tab/><text:tab/>}</text:p>
      <text:p text:style-name="P24"><text:tab/><text:tab/>stack-&gt;array = buffer;</text:p>
      <text:p text:style-name="P24"><text:tab/>}</text:p>
      <text:p text:style-name="P24"><text:tab/>stack-&gt;array[stack-&gt;count] = element;</text:p>
      <text:p text:style-name="P24"><text:tab/>stack-&gt;count++;</text:p>
      <text:p text:style-name="P24"><text:tab/>stack-&gt;err = 0;</text:p>
      <text:p text:style-name="P24"><text:tab/>return 0;</text:p>
      <text:p text:style-name="P24">}</text:p>
      <text:p text:style-name="P24"><text:soft-page-break/></text:p>
      <text:p text:style-name="P24"/>
      <text:p text:style-name="P24">int pop(stackArray *stack){</text:p>
      <text:p text:style-name="P24"><text:tab/>if (stack-&gt;count == 0){</text:p>
      <text:p text:style-name="P24"><text:tab/><text:tab/>stack-&gt;err = 1;</text:p>
      <text:p text:style-name="P24"><text:tab/><text:tab/>return 0;</text:p>
      <text:p text:style-name="P24"><text:tab/>}</text:p>
      <text:p text:style-name="P24"><text:tab/>int out = stack-&gt;array[stack-&gt;count - 1];</text:p>
      <text:p text:style-name="P24"><text:tab/>if (stack-&gt;count == 1){</text:p>
      <text:p text:style-name="P24"><text:tab/><text:tab/>free(stack-&gt;array);</text:p>
      <text:p text:style-name="P24"><text:tab/>}</text:p>
      <text:p text:style-name="P24"><text:tab/>else if (stack-&gt;count &gt; 1){</text:p>
      <text:p text:style-name="P24"><text:tab/><text:tab/>int* buffer = (int*)realloc(stack-&gt;array, sizeof(int)*(stack-&gt;count - 1));</text:p>
      <text:p text:style-name="P24"><text:tab/><text:tab/>if ((buffer) == NULL){</text:p>
      <text:p text:style-name="P24"><text:tab/><text:tab/><text:tab/>stack-&gt;err = 1;</text:p>
      <text:p text:style-name="P24"><text:tab/><text:tab/><text:tab/>return 0;</text:p>
      <text:p text:style-name="P24"><text:tab/><text:tab/>}</text:p>
      <text:p text:style-name="P24"><text:tab/><text:tab/>stack-&gt;array = buffer;</text:p>
      <text:p text:style-name="P24"><text:tab/>}</text:p>
      <text:p text:style-name="P24"><text:tab/>stack-&gt;count--;</text:p>
      <text:p text:style-name="P24"><text:tab/>stack-&gt;err = 0;</text:p>
      <text:p text:style-name="P24"><text:tab/>return out;</text:p>
      <text:p text:style-name="P24">}</text:p>
      <text:p text:style-name="P24"/>
      <text:p text:style-name="P24"/>
      <text:p text:style-name="P24">int top(stackArray *stack){</text:p>
      <text:p text:style-name="P24"><text:tab/>if (stack-&gt;count == 0) { stack-&gt;err = 1; return 0; };</text:p>
      <text:p text:style-name="P24"><text:tab/>return stack-&gt;array[stack-&gt;count - 1];</text:p>
      <text:p text:style-name="P24">}</text:p>
      <text:p text:style-name="P24"/>
      <text:p text:style-name="P24"/>
      <text:p text:style-name="P24">int size(stackArray *stack){</text:p>
      <text:p text:style-name="P24"><text:tab/>return stack-&gt;count;</text:p>
      <text:p text:style-name="P24">}</text:p>
      <text:p text:style-name="P24"/>
      <text:p text:style-name="P24">int funcNum(char* cmd){</text:p>
      <text:p text:style-name="P24"><text:tab/>if (strcmp(cmd, "push") == 0) return 1;</text:p>
      <text:p text:style-name="P24"><text:tab/>if (strcmp(cmd, "pop") == 0) return 2;</text:p>
      <text:p text:style-name="P24"><text:tab/>if (strcmp(cmd, "top") == 0) return 3;</text:p>
      <text:p text:style-name="P24"><text:tab/>if (strcmp(cmd, "size") == 0) return 4;</text:p>
      <text:p text:style-name="P24"><text:tab/>if (strcmp(cmd, "exit") == 0) return 5;</text:p>
      <text:p text:style-name="P24"><text:tab/>return 0;</text:p>
      <text:p text:style-name="P24">}</text:p>
      <text:p text:style-name="P24"/>
      <text:p text:style-name="P24">void freestack(stackArray *stack){</text:p>
      <text:p text:style-name="P24"><text:tab/>if (stack-&gt;count == 0) return;</text:p>
      <text:p text:style-name="P24"><text:s text:c="8"/>free(stack-&gt;array);</text:p>
      <text:p text:style-name="P24"><text:s text:c="8"/>stack-&gt;count = 0;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MP3" style:family="paragraph" style:parent-style-name="Footer">
      <style:text-properties fo:font-size="8pt" officeooo:rsid="0027e7b7" officeooo:paragraph-rsid="0027e7b7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19-03-20T14:18:31.738224073</dc:date>
    <meta:print-date>2015-07-17T12:06:00</meta:print-date>
    <meta:editing-cycles>9</meta:editing-cycles>
    <meta:editing-duration>PT13H34M22S</meta:editing-duration>
    <meta:generator>LibreOffice/6.0.6.2$Linux_X86_64 LibreOffice_project/00m0$Build-2</meta:generator>
    <meta:document-statistic meta:table-count="1" meta:image-count="0" meta:object-count="0" meta:page-count="5" meta:paragraph-count="182" meta:word-count="892" meta:character-count="6512" meta:non-whitespace-character-count="5569"/>
  </office:meta>
</office:document-meta>
</file>